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:</text:p>
      <text:p text:style-name="Standard">- Cache tests with different sizes (0,50,100,200,300,400,500,600,700,800,900,1000,1500,2000,2500,3000).</text:p>
      <text:p text:style-name="Standard">- Documentation &amp; code comments</text:p>
      <text:p text:style-name="Standard">- Explanation why cache doesn't update when the operation is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ti Myyrä</meta:initial-creator>
    <meta:creation-date>2017-02-24T17:00:17</meta:creation-date>
    <dc:date>2017-02-24T17:02:45</dc:date>
    <dc:creator>Antti Myyrä</dc:creator>
    <meta:editing-duration>PT2M29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4" meta:word-count="24" meta:character-count="208"/>
  </office:meta>
</office:document-meta>
</file>